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egoe UI" svg:font-family="'Segoe U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1c950" officeooo:paragraph-rsid="0011c950"/>
    </style:style>
    <style:style style:name="P2" style:family="paragraph" style:parent-style-name="Text_20_body">
      <style:text-properties officeooo:rsid="0012edb0" officeooo:paragraph-rsid="0012edb0"/>
    </style:style>
    <style:style style:name="P3" style:family="paragraph" style:parent-style-name="Standard" style:list-style-name="L1">
      <style:text-properties officeooo:paragraph-rsid="0006f79e"/>
    </style:style>
    <style:style style:name="P4" style:family="paragraph" style:parent-style-name="Standard" style:list-style-name="L1">
      <style:text-properties style:font-name="Segoe UI" officeooo:rsid="0006f79e" officeooo:paragraph-rsid="0006f79e"/>
    </style:style>
    <style:style style:name="P5" style:family="paragraph" style:parent-style-name="Standard" style:list-style-name="L1">
      <style:text-properties style:font-name="Segoe UI" officeooo:rsid="0013df2a" officeooo:paragraph-rsid="0013df2a"/>
    </style:style>
    <style:style style:name="P6" style:family="paragraph" style:parent-style-name="Heading_20_2">
      <style:text-properties style:font-name="Segoe UI" officeooo:rsid="0006f79e" officeooo:paragraph-rsid="0006f79e"/>
    </style:style>
    <style:style style:name="P7" style:family="paragraph" style:parent-style-name="Heading_20_2">
      <style:text-properties officeooo:rsid="00096f5f" officeooo:paragraph-rsid="00096f5f"/>
    </style:style>
    <style:style style:name="P8" style:family="paragraph" style:parent-style-name="Heading_20_2">
      <style:text-properties officeooo:rsid="000b21a3" officeooo:paragraph-rsid="000b21a3"/>
    </style:style>
    <style:style style:name="P9" style:family="paragraph" style:parent-style-name="Heading_20_2">
      <style:text-properties officeooo:rsid="0011c950" officeooo:paragraph-rsid="0011c950"/>
    </style:style>
    <style:style style:name="P10" style:family="paragraph" style:parent-style-name="Heading_20_1">
      <style:text-properties style:font-name="Segoe UI" officeooo:rsid="0006f79e" officeooo:paragraph-rsid="0006f79e"/>
    </style:style>
    <style:style style:name="P11" style:family="paragraph" style:parent-style-name="Heading_20_3">
      <style:text-properties officeooo:rsid="000d8da8" officeooo:paragraph-rsid="000d8da8"/>
    </style:style>
    <style:style style:name="P12" style:family="paragraph" style:parent-style-name="Text_20_body" style:list-style-name="L2">
      <style:text-properties officeooo:rsid="000d8da8" officeooo:paragraph-rsid="0012edb0"/>
    </style:style>
    <style:style style:name="P13" style:family="paragraph" style:parent-style-name="Text_20_body" style:list-style-name="L2">
      <style:text-properties officeooo:rsid="000d8da8" officeooo:paragraph-rsid="000d8da8"/>
    </style:style>
    <style:style style:name="P14" style:family="paragraph" style:parent-style-name="Text_20_body" style:list-style-name="L2">
      <style:text-properties officeooo:rsid="001527fa" officeooo:paragraph-rsid="001527fa"/>
    </style:style>
    <style:style style:name="P15" style:family="paragraph" style:parent-style-name="Text_20_body" style:list-style-name="L3">
      <style:text-properties officeooo:rsid="00096f5f" officeooo:paragraph-rsid="00096f5f"/>
    </style:style>
    <style:style style:name="P16" style:family="paragraph" style:parent-style-name="Text_20_body" style:list-style-name="L3">
      <style:paragraph-properties fo:text-align="start" style:justify-single-word="false"/>
      <style:text-properties officeooo:rsid="000add01" officeooo:paragraph-rsid="000add01"/>
    </style:style>
    <style:style style:name="P17" style:family="paragraph" style:parent-style-name="Text_20_body" style:list-style-name="L3">
      <style:text-properties officeooo:rsid="000add01" officeooo:paragraph-rsid="000add01"/>
    </style:style>
    <style:style style:name="P18" style:family="paragraph" style:parent-style-name="Text_20_body" style:list-style-name="L3">
      <style:paragraph-properties fo:text-align="start" style:justify-single-word="false"/>
      <style:text-properties style:text-line-through-style="none" style:text-line-through-type="none" officeooo:rsid="000b21a3" officeooo:paragraph-rsid="000b21a3"/>
    </style:style>
    <style:style style:name="P19" style:family="paragraph" style:parent-style-name="Text_20_body" style:list-style-name="L3">
      <style:paragraph-properties fo:text-align="start" style:justify-single-word="false"/>
      <style:text-properties style:text-line-through-style="none" style:text-line-through-type="none" officeooo:rsid="000f7eac" officeooo:paragraph-rsid="000f7eac"/>
    </style:style>
    <style:style style:name="P20" style:family="paragraph" style:parent-style-name="Text_20_body" style:list-style-name="L3">
      <style:paragraph-properties fo:text-align="start" style:justify-single-word="false"/>
      <style:text-properties style:text-line-through-style="none" style:text-line-through-type="none" officeooo:rsid="0010db23" officeooo:paragraph-rsid="0010db23"/>
    </style:style>
    <style:style style:name="P21" style:family="paragraph" style:parent-style-name="Text_20_body" style:list-style-name="L3">
      <style:text-properties style:text-line-through-style="none" style:text-line-through-type="none" officeooo:rsid="001981c5" officeooo:paragraph-rsid="001981c5"/>
    </style:style>
    <style:style style:name="P22" style:family="paragraph" style:parent-style-name="Text_20_body" style:list-style-name="L3">
      <style:text-properties style:text-line-through-style="none" style:text-line-through-type="none" officeooo:rsid="001977c6" officeooo:paragraph-rsid="001977c6"/>
    </style:style>
    <style:style style:name="P23" style:family="paragraph" style:parent-style-name="Text_20_body" style:list-style-name="L3">
      <style:text-properties style:text-line-through-style="none" style:text-line-through-type="none" officeooo:rsid="001b0738" officeooo:paragraph-rsid="001b0738"/>
    </style:style>
    <style:style style:name="P24" style:family="paragraph" style:parent-style-name="Text_20_body" style:list-style-name="L3">
      <style:text-properties officeooo:rsid="000b21a3" officeooo:paragraph-rsid="000b21a3"/>
    </style:style>
    <style:style style:name="P25" style:family="paragraph" style:parent-style-name="Text_20_body" style:list-style-name="L3">
      <style:text-properties officeooo:rsid="00183b75" officeooo:paragraph-rsid="00183b75"/>
    </style:style>
    <style:style style:name="P26" style:family="paragraph" style:parent-style-name="Text_20_body">
      <style:paragraph-properties fo:text-align="justify" style:justify-single-word="false"/>
      <style:text-properties officeooo:rsid="00183b75" officeooo:paragraph-rsid="00183b75"/>
    </style:style>
    <style:style style:name="P27" style:family="paragraph" style:parent-style-name="Text_20_body" style:list-style-name="L5">
      <style:text-properties officeooo:rsid="00183b75" officeooo:paragraph-rsid="00183b75"/>
    </style:style>
    <style:style style:name="P28" style:family="paragraph" style:parent-style-name="Text_20_body" style:list-style-name="L3">
      <style:text-properties style:text-line-through-style="solid" style:text-line-through-type="single" officeooo:rsid="000b21a3" officeooo:paragraph-rsid="000b21a3"/>
    </style:style>
    <style:style style:name="P29" style:family="paragraph" style:parent-style-name="Text_20_body" style:list-style-name="L3">
      <style:text-properties style:text-line-through-style="solid" style:text-line-through-type="single" officeooo:rsid="000fa0f2" officeooo:paragraph-rsid="000fa0f2"/>
    </style:style>
    <style:style style:name="P30" style:family="paragraph" style:parent-style-name="Text_20_body" style:list-style-name="L3">
      <style:text-properties style:text-line-through-style="solid" style:text-line-through-type="single" officeooo:rsid="001977c6" officeooo:paragraph-rsid="001977c6"/>
    </style:style>
    <style:style style:name="P31" style:family="paragraph" style:parent-style-name="Text_20_body" style:list-style-name="L4">
      <style:text-properties officeooo:rsid="0012edb0" officeooo:paragraph-rsid="0012edb0"/>
    </style:style>
    <style:style style:name="P32" style:family="paragraph" style:parent-style-name="Text_20_body" style:list-style-name="L4">
      <style:text-properties officeooo:rsid="0012edb0" officeooo:paragraph-rsid="00183b75"/>
    </style:style>
    <style:style style:name="T1" style:family="text">
      <style:text-properties style:font-name="Segoe UI" officeooo:rsid="0006f79e"/>
    </style:style>
    <style:style style:name="T2" style:family="text">
      <style:text-properties officeooo:rsid="001527fa"/>
    </style:style>
    <style:style style:name="T3" style:family="text">
      <style:text-properties officeooo:rsid="0017d8c0"/>
    </style:style>
    <style:style style:name="T4" style:family="text">
      <style:text-properties officeooo:rsid="00183b75"/>
    </style:style>
    <style:style style:name="T5" style:family="text">
      <style:text-properties officeooo:rsid="0019d674"/>
    </style:style>
    <style:style style:name="T6" style:family="text">
      <style:text-properties officeooo:rsid="0019fe1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Documentation for the katamaran web app</text:h>
      <text:h text:style-name="P6" text:outline-level="2">Technologies used</text:h>
      <text:list xml:id="list1196560350" text:style-name="L1">
        <text:list-item>
          <text:p text:style-name="P4">HTML5</text:p>
        </text:list-item>
        <text:list-item>
          <text:p text:style-name="P4">CSS3</text:p>
        </text:list-item>
        <text:list-item>
          <text:p text:style-name="P5">Node 12.14.0</text:p>
        </text:list-item>
        <text:list-item>
          <text:p text:style-name="P3"><text:span text:style-name="T1">React </text:span>16.12.0</text:p>
        </text:list-item>
      </text:list>
      <text:h text:style-name="P11" text:outline-level="3">Libraries and dependencies</text:h>
      <text:list xml:id="list1303936993" text:style-name="L2">
        <text:list-item>
          <text:p text:style-name="P12">React router - <text:a xlink:type="simple" xlink:href="https://reacttraining.com/react-router/web/guides/quick-start" text:style-name="Internet_20_link" text:visited-style-name="Visited_20_Internet_20_Link">https://reacttraining.com/react-router/web/guides/quick-start</text:a></text:p>
        </text:list-item>
        <text:list-item>
          <text:p text:style-name="P14">React date picker - https://reactdatepicker.com/</text:p>
        </text:list-item>
        <text:list-item>
          <text:p text:style-name="P12">Pigeon maps - https://github.com/mariusandra/pigeon-maps</text:p>
        </text:list-item>
        <text:list-item>
          <text:p text:style-name="P13">Chart js </text:p>
        </text:list-item>
      </text:list>
      <text:h text:style-name="P7" text:outline-level="2">Tasks to do</text:h>
      <text:list xml:id="list3621053021" text:style-name="L3">
        <text:list-item>
          <text:p text:style-name="P15">Finish manifest</text:p>
          <text:list>
            <text:list-item>
              <text:p text:style-name="P15">find suitable icons</text:p>
            </text:list-item>
          </text:list>
        </text:list-item>
        <text:list-item>
          <text:p text:style-name="P16">Style this shit – no bootstrap</text:p>
          <text:list>
            <text:list-item>
              <text:p text:style-name="P18">Header – could look better:</text:p>
              <text:list>
                <text:list-item>
                  <text:p text:style-name="P19">style active tab?</text:p>
                </text:list-item>
                <text:list-item>
                  <text:p text:style-name="P20">Stretching vertically</text:p>
                </text:list-item>
              </text:list>
            </text:list-item>
            <text:list-item>
              <text:p text:style-name="P24">Main <text:span text:style-name="T5">component</text:span>:</text:p>
              <text:list>
                <text:list-item>
                  <text:p text:style-name="P25">Write the sidebar not as a component but as part of main. </text:p>
                </text:list-item>
              </text:list>
            </text:list-item>
            <text:list-item>
              <text:p text:style-name="P24">Footer:</text:p>
              <text:list>
                <text:list-item>
                  <text:p text:style-name="P28">Proper size for icon list</text:p>
                </text:list-item>
                <text:list-item>
                  <text:p text:style-name="P28">Proper size for icons</text:p>
                </text:list-item>
                <text:list-item>
                  <text:p text:style-name="P28">links for icons</text:p>
                </text:list-item>
              </text:list>
            </text:list-item>
          </text:list>
        </text:list-item>
        <text:list-item>
          <text:p text:style-name="P21">Implement filtering data</text:p>
        </text:list-item>
        <text:list-item>
          <text:p text:style-name="P17">Take care of <text:span text:style-name="T2">maps</text:span>:</text:p>
          <text:list>
            <text:list-item>
              <text:p text:style-name="P29">install pigeon:</text:p>
              <text:list>
                <text:list-item>
                  <text:p text:style-name="P30">zoom and shit for basic movement</text:p>
                </text:list-item>
                <text:list-item>
                  <text:p text:style-name="P21">rewrite into function maybe</text:p>
                </text:list-item>
              </text:list>
            </text:list-item>
            <text:list-item>
              <text:p text:style-name="P22">try out the marker thing with given data </text:p>
            </text:list-item>
            <text:list-item>
              <text:p text:style-name="P23"><text:soft-page-break/>Get a mapbox token <text:s/>(as per <text:a xlink:type="simple" xlink:href="https://github.com/mariusandra/pigeon-maps/blob/master/demo/demo.js" text:style-name="Internet_20_link" text:visited-style-name="Visited_20_Internet_20_Link">https://github.com/mariusandra/pigeon-maps/blob/master/demo/demo.js</text:a>) </text:p>
            </text:list-item>
          </text:list>
        </text:list-item>
        <text:list-item>
          <text:p text:style-name="P17">Take care of <text:span text:style-name="T2">graphs</text:span></text:p>
        </text:list-item>
        <text:list-item>
          <text:p text:style-name="P24"><text:span text:style-name="T6">W</text:span>rite some help</text:p>
        </text:list-item>
      </text:list>
      <text:h text:style-name="P8" text:outline-level="2">How the app works</text:h>
      <text:p text:style-name="P2">Base structure is like this:</text:p>
      <text:list xml:id="list1981879460" text:style-name="L4">
        <text:list-item>
          <text:p text:style-name="P31">Fetch data <text:span text:style-name="T4">(on mount or button press)</text:span></text:p>
        </text:list-item>
        <text:list-item>
          <text:p text:style-name="P31">Assign fetched data to the state of whichever of the main tabs is open at the moment</text:p>
        </text:list-item>
        <text:list-item>
          <text:p text:style-name="P31">Choose one parameter </text:p>
        </text:list-item>
        <text:list-item>
          <text:p text:style-name="P31">Optionally filter the data</text:p>
        </text:list-item>
        <text:list-item>
          <text:p text:style-name="P31">Display the data as a graph or a map</text:p>
        </text:list-item>
        <text:list-item>
          <text:p text:style-name="P32">Request more data → back to step 1</text:p>
        </text:list-item>
      </text:list>
      <text:p text:style-name="P26">The sidebar with filters is a part of the any given main component. The proper map or chart component is its child and is handed props in the form of the parent’s state. The parent’s state is going to be:</text:p>
      <text:list xml:id="list2778087387" text:style-name="L5">
        <text:list-item>
          <text:p text:style-name="P27">All fetched data</text:p>
        </text:list-item>
        <text:list-item>
          <text:p text:style-name="P27">Chosen filters</text:p>
        </text:list-item>
        <text:list-item>
          <text:p text:style-name="P27">Filtered data to be handed down</text:p>
        </text:list-item>
      </text:list>
      <text:list xml:id="list220629180464726" text:continue-list="list1981879460" text:style-name="L4">
        <text:list-header>
          <text:p text:style-name="P32"/>
        </text:list-header>
      </text:list>
      <text:h text:style-name="P9" text:outline-level="2">Notes</text:h>
      <text:p text:style-name="P1">Sidebar is not a component on its own since it would be overkill with an app this small. <text:span text:style-name="T3">Passing props from child back to parent is too bothersome anyway.</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egoe UI" svg:font-family="'Segoe U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9T18:47:33.576454278</meta:creation-date>
    <dc:date>2020-01-13T22:06:28.867183156</dc:date>
    <meta:editing-duration>P1DT10H35M38S</meta:editing-duration>
    <meta:editing-cycles>16</meta:editing-cycles>
    <meta:generator>LibreOffice/6.0.7.3$Linux_X86_64 LibreOffice_project/00m0$Build-3</meta:generator>
    <meta:document-statistic meta:table-count="0" meta:image-count="0" meta:object-count="0" meta:page-count="2" meta:paragraph-count="47" meta:word-count="298" meta:character-count="1655" meta:non-whitespace-character-count="1434"/>
  </office:meta>
</office:document-meta>
</file>